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/>
          <math:mtext>The law of error propagation</math:mtext>
        </math:mrow>
      </math:mtr>
      <math:mtr/>
      <math:mtr/>
      <math:mtr>
        <math:mrow>
          <math:mtext>If </math:mtext>
          <math:mo math:stretchy="false">Δ</math:mo>
          <math:mrow>
            <math:mi>x</math:mi>
            <math:mo math:stretchy="false">=</math:mo>
            <math:mrow>
              <math:msub>
                <math:mi>x</math:mi>
                <math:mi>a</math:mi>
              </math:msub>
              <math:mo math:stretchy="false">−</math:mo>
              <math:msub>
                <math:mi>x</math:mi>
                <math:mi>r</math:mi>
              </math:msub>
            </math:mrow>
          </math:mrow>
          <math:mtext> is the </math:mtext>
          <math:mstyle math:fontstyle="italic">
            <math:mrow>
              <math:mtext>absolute error</math:mtext>
            </math:mrow>
          </math:mstyle>
          <math:mtext> between the measured value </math:mtext>
          <math:msub>
            <math:mi>x</math:mi>
            <math:mi>a</math:mi>
          </math:msub>
          <math:mtext> and the real value </math:mtext>
          <math:msub>
            <math:mi>x</math:mi>
            <math:mi>r</math:mi>
          </math:msub>
          <math:mtext>.</math:mtext>
        </math:mrow>
      </math:mtr>
      <math:mtr>
        <math:mrow>
          <math:mtext>Furthermore, if </math:mtext>
          <math:mrow>
            <math:mi>y</math:mi>
            <math:mo math:stretchy="false">=</math:mo>
            <math:mi>f</math:mi>
          </math:mrow>
          <math:mrow>
            <math:mo math:stretchy="false">(</math:mo>
            <math:mrow>
              <math:msub>
                <math:mi>x</math:mi>
                <math:mn>1</math:mn>
              </math:msub>
              <math:mtext>,</math:mtext>
              <math:msub>
                <math:mi>x</math:mi>
                <math:mn>2</math:mn>
              </math:msub>
              <math:mtext>,</math:mtext>
              <math:mo math:stretchy="false">…</math:mo>
              <math:mtext>,</math:mtext>
              <math:msub>
                <math:mi>x</math:mi>
                <math:mi>k</math:mi>
              </math:msub>
            </math:mrow>
            <math:mo math:stretchy="false">)</math:mo>
          </math:mrow>
          <math:mtext> is a function of several </math:mtext>
          <math:msub>
            <math:mi>x</math:mi>
            <math:mi>i</math:mi>
          </math:msub>
          <math:mtext>, variables and the error </math:mtext>
          <math:mo math:stretchy="false">Δ</math:mo>
          <math:msub>
            <math:mi>x</math:mi>
            <math:mi>i</math:mi>
          </math:msub>
          <math:mtext>is much less than </math:mtext>
          <math:msub>
            <math:mi>x</math:mi>
            <math:mi>i</math:mi>
          </math:msub>
          <math:mtext/>
        </math:mrow>
      </math:mtr>
      <math:mtr>
        <math:mrow>
          <math:mtext>therefore </math:mtext>
          <math:mo math:stretchy="false">Δ</math:mo>
          <math:mrow>
            <math:msub>
              <math:mi>x</math:mi>
              <math:mi>i</math:mi>
            </math:msub>
            <math:mo math:stretchy="false">≪</math:mo>
            <math:msub>
              <math:mi>x</math:mi>
              <math:mi>i</math:mi>
            </math:msub>
          </math:mrow>
          <math:mtext>. Then you have the error </math:mtext>
          <math:mo math:stretchy="false">Δ</math:mo>
          <math:mi>y</math:mi>
          <math:mtext> from </math:mtext>
          <math:mi>y</math:mi>
          <math:mtext> according to the </math:mtext>
          <math:mstyle math:fontstyle="italic">
            <math:mrow>
              <math:mtext>law of error propagation</math:mtext>
            </math:mrow>
          </math:mstyle>
        </math:mrow>
      </math:mtr>
      <math:mtr>
        <math:mrow>
          <math:mo math:stretchy="false">Δ</math:mo>
          <math:mrow>
            <math:mi>y</math:mi>
            <math:mo math:stretchy="false">=</math:mo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k</math:mi>
              </math:munderover>
              <math:mfenced math:open="∣" math:close="∣">
                <math:mfrac>
                  <math:mrow>
                    <math:mo math:stretchy="false">∂</math:mo>
                    <math:mi>f</math:mi>
                  </math:mrow>
                  <math:mrow>
                    <math:mo math:stretchy="false">∂</math:mo>
                    <math:msub>
                      <math:mi>x</math:mi>
                      <math:mi>i</math:mi>
                    </math:msub>
                  </math:mrow>
                </math:mfrac>
              </math:mfenced>
            </math:mrow>
          </math:mrow>
          <math:mo math:stretchy="false">Δ</math:mo>
          <math:msub>
            <math:mi>x</math:mi>
            <math:mi>i</math:mi>
          </math:msub>
          <math:mtext>.</math:mtext>
        </math:mrow>
      </math:mtr>
    </math:mtable>
    <math:annotation math:encoding="StarMath 5.0">{}"The law of error propagation" newline newline newline
"If " %DELTA x = x_a - x_r " is the " ital "absolute error" " between the measured value " x_a " and the real value " x_r"." newline
"Furthermore, if " y = f (x_1"," x_2"," dotslow "," x_k)" is a function of several " x_i", variables and the error " %DELTA x_i "is much less than " x_i "" newline
"therefore " %DELTA x_i ll x_i". Then you have the error " %DELTA y " from " y " according to the " ital "law of error propagation" newline
%DELTA y = sum from i=1 to k abs {{partial f} over {partial x_i}} %DELTA x_i".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